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</office:automatic-styles>
  <office:body>
    <office:text>
      <text:p text:style-name="Title">Instalación y carga de los paquetes</text:p>
      <text:p text:style-name="Text_20_body">En R, los <text:span text:style-name="T1">paquetes</text:span> son conjuntos de herramientas que desarrollaron otras personas y que están a disposición de la comunidad. En este trabajo vamos a usar diferentes paquetes para el <text:span text:style-name="T1">manejo</text:span>, <text:span text:style-name="T1">análisis</text:span> y <text:span text:style-name="T1">visualización</text:span> de datos. En particular, vamos a usar muchos paquetes pertenecientes a la familia de <text:span text:style-name="T1">Bioconductor</text:span> que, dentro del universo de R, incluye herramientas especializadas para el trabajo con datos de biología molecular (principalmente datos de secuencias). Para usar un paquete en R hay que realizar dos pasos: <text:span text:style-name="T1">instalarlo</text:span> (lo cual hacemos una única vez) e <text:span text:style-name="T1">importarlo</text:span> al espacio de trabajo de la sesión de R (lo cual repetimos cada vez que abramos el proyecto/script).</text:p>
      <text:h text:style-name="Heading_20_1" text:outline-level="1"><text:bookmark-start text:name="instalación"/>Instalación<text:bookmark-end text:name="instalación"/></text:h>
      <text:h text:style-name="Heading_20_2" text:outline-level="2"><text:bookmark-start text:name="paquetes-de-bioconductor"/>Paquetes de Bioconductor<text:bookmark-end text:name="paquetes-de-bioconductor"/></text:h>
      <text:p text:style-name="First_20_paragraph">En función de la versión de R que tengamos instalada el acceso a las bibliotecas de Bioconductor se hace de una u otra manera. Para chequear nuestra versión de R tipeamos <text:span text:style-name="Source_Text">version</text:span> en la consola:</text:p>
      <text:p text:style-name="P1">version</text:p>
      <text:p text:style-name="P2">## <text:s text:c="15"/>_ <text:s text:c="26"/></text:p>
      <text:p text:style-name="P3">## platform <text:s text:c="6"/>x86_64-w64-mingw32 <text:s text:c="9"/></text:p>
      <text:p text:style-name="P4">## arch <text:s text:c="10"/>x86_64 <text:s text:c="21"/></text:p>
      <text:p text:style-name="P5">## os <text:s text:c="12"/>mingw32 <text:s text:c="20"/></text:p>
      <text:p text:style-name="P6">## system <text:s text:c="8"/>x86_64, mingw32 <text:s text:c="12"/></text:p>
      <text:p text:style-name="P7">## status <text:s text:c="36"/></text:p>
      <text:p text:style-name="P8">## major <text:s text:c="9"/>4 <text:s text:c="26"/></text:p>
      <text:p text:style-name="P9">## minor <text:s text:c="9"/>0.4 <text:s text:c="24"/></text:p>
      <text:p text:style-name="P10">## year <text:s text:c="10"/>2021 <text:s text:c="23"/></text:p>
      <text:p text:style-name="P11">## month <text:s text:c="9"/>02 <text:s text:c="25"/></text:p>
      <text:p text:style-name="P12">## day <text:s text:c="11"/>15 <text:s text:c="25"/></text:p>
      <text:p text:style-name="P13">## svn rev <text:s text:c="7"/>80002 <text:s text:c="22"/></text:p>
      <text:p text:style-name="P14">## language <text:s text:c="6"/>R <text:s text:c="26"/></text:p>
      <text:p text:style-name="P15">## version.string R version 4.0.4 (2021-02-15)</text:p>
      <text:p text:style-name="P16">## nickname <text:s text:c="6"/>Lost Library Book</text:p>
      <text:p text:style-name="First_20_paragraph">En mi caso, la versión es 4.0.4.</text:p>
      <text:p text:style-name="Text_20_body">Para instalar todos los paquetes de bioconductor que vamos a usar, primero guardamos sus nombres en un vector (<text:span text:style-name="Source_Text">bioc.p</text:span>) usando la función para concatenar elementos (nombres en este caso) <text:span text:style-name="Source_Text">c()</text:span>.</text:p>
      <text:p text:style-name="P17">bioc.p=c("DESeq2", "vsn", "apeglm", "genefilter", "IHW", "edgeR")</text:p>
      <text:h text:style-name="Heading_20_3" text:outline-level="3"><text:bookmark-start text:name="si-la-versión-de-r-es-3.5"/>Si la versión de R es &lt; 3.5<text:bookmark-end text:name="si-la-versión-de-r-es-3.5"/></text:h>
      <text:p text:style-name="P18">source("https://bioconductor.org/biocManager.R")</text:p>
      <text:p text:style-name="P19"/>
      <text:p text:style-name="P20">BiocInstaller::biocManager(bioc.p)</text:p>
      <text:h text:style-name="Heading_20_3" text:outline-level="3"><text:bookmark-start text:name="si-la-versión-de-r-es-3.5-1"/>Si la versión de R es &gt; 3.5<text:bookmark-end text:name="si-la-versión-de-r-es-3.5-1"/></text:h>
      <text:p text:style-name="P21">install.packages("BiocManager")</text:p>
      <text:p text:style-name="P22"/>
      <text:p text:style-name="P23">BiocManager::install(version = "3.12", force = T)</text:p>
      <text:p text:style-name="P24"/>
      <text:p text:style-name="P25">BiocManager::install(bioc.p, force = T)</text:p>
      <text:h text:style-name="Heading_20_2" text:outline-level="2"><text:bookmark-start text:name="otros-paquetes"/>Otros paquetes<text:bookmark-end text:name="otros-paquetes"/></text:h>
      <text:p text:style-name="First_20_paragraph">Además de las herramientas específicas para trabajar con datos de secuencias, vamos a usar otras que sirven para, por ejemplo, manejar más facilmente las tablas de datos o generar gráficos elaborados.</text:p>
      <text:p text:style-name="P26">cran.p=c("dplyr", # manipulación de datos</text:p>
      <text:p text:style-name="P27"><text:s text:c="9"/>"tidyr", # manipulación de datos</text:p>
      <text:p text:style-name="P28"><text:s text:c="9"/>"ggplot2", # generación de gráficos</text:p>
      <text:p text:style-name="P29"><text:s text:c="9"/>"pheatmap", # gráficos de mapas de calor</text:p>
      <text:p text:style-name="P30"><text:s text:c="9"/>"RColorBrewer", # paletas de colores para los gráficos</text:p>
      <text:p text:style-name="P31"><text:s text:c="9"/>"PoiClaClu", # cálculo de distancias de Poisson</text:p>
      <text:p text:style-name="P32"><text:s text:c="9"/>#"glmpca",</text:p>
      <text:p text:style-name="P33"><text:s text:c="9"/>"ggbeeswarm")</text:p>
      <text:p text:style-name="P34"/>
      <text:p text:style-name="P35">new.packages=cran.p[!(cran.p %in% installed.packages()[,"Package"])]</text:p>
      <text:p text:style-name="P36"/>
      <text:p text:style-name="P37">if (length(new.packages)&gt;0) {</text:p>
      <text:p text:style-name="P38"><text:s text:c="2"/>install.packages(new.packages)</text:p>
      <text:p text:style-name="P39">}</text:p>
      <text:h text:style-name="Heading_20_1" text:outline-level="1"><text:bookmark-start text:name="importación"/>importación<text:bookmark-end text:name="importación"/></text:h>
      <text:p text:style-name="First_20_paragraph">Si la instalación de todo funcionó bien (no saltaron Errores), entonces podemos cargar los paquetes en la sesión de trabajo de R actual. A diferencia de la instalación, esta parte hay que correrla cada vez que abramos una nueva sesión en R.1</text:p>
      <text:p text:style-name="P40">bioc.p=c("DESeq2", "vsn", "apeglm", "genefilter", "IHW", "edgeR")</text:p>
      <text:p text:style-name="P41">cran.p=c("dplyr", # manipulación de datos</text:p>
      <text:p text:style-name="P42"><text:s text:c="9"/>"tidyr", # manipulación de datos</text:p>
      <text:p text:style-name="P43"><text:s text:c="9"/>"ggplot2", # generación de gráficos</text:p>
      <text:p text:style-name="P44"><text:s text:c="9"/>"pheatmap", # gráficos de mapas de calor</text:p>
      <text:p text:style-name="P45"><text:s text:c="9"/>"RColorBrewer", # paletas de colores para los gráficos</text:p>
      <text:p text:style-name="P46"><text:s text:c="9"/>"PoiClaClu", # cálculo de distancias de Poisson</text:p>
      <text:p text:style-name="P47"><text:s text:c="9"/>#"glmpca",</text:p>
      <text:p text:style-name="P48"><text:s text:c="9"/>"ggbeeswarm")</text:p>
      <text:p text:style-name="P49"/>
      <text:p text:style-name="P50">lapply(c(cran.p, bioc.p), # para cada nombre de la lista de paquetes instalados...</text:p>
      <text:p text:style-name="P51"><text:s text:c="7"/>require, # aplicar la función "require" para importarlo</text:p>
      <text:p text:style-name="P52"><text:s text:c="7"/>character.only = TRUE) # (ignorar este argumento, es para las mañas de 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1</meta:generator>
    <dc:title>Instalación y carga de los paquetes</dc:title>
    <dc:description/>
    <dc:subject/>
    <meta:keyword/>
    <meta:initial-creator/>
    <dc:creator/>
    <meta:creation-date>2022-03-08T21:40:39Z</meta:creation-date>
    <dc:date>2022-03-08T21:40:39Z</dc:date>
    <meta:user-defined meta:name="output" meta:value-type="string">odt_document</meta:user-defined>
  </office:meta>
</office:document-meta>
</file>